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411b29"/>
    </style:style>
    <style:style style:name="P3" style:family="paragraph" style:parent-style-name="Preformatted_20_Text">
      <style:text-properties officeooo:rsid="001bd92a" officeooo:paragraph-rsid="0042aa9f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6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7" style:family="paragraph" style:parent-style-name="Subtitle">
      <style:text-properties officeooo:rsid="001bd92a" officeooo:paragraph-rsid="001bd92a"/>
    </style:style>
    <style:style style:name="P8" style:family="paragraph" style:parent-style-name="Preformatted_20_Text">
      <style:text-properties fo:font-weight="normal" officeooo:rsid="00355ea8" officeooo:paragraph-rsid="0042aa9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f35c3" style:font-weight-asian="bold" style:font-weight-complex="bold"/>
    </style:style>
    <style:style style:name="T4" style:family="text">
      <style:text-properties fo:font-weight="bold" officeooo:rsid="00411b29" style:font-weight-asian="bold" style:font-weight-complex="bold"/>
    </style:style>
    <style:style style:name="T5" style:family="text">
      <style:text-properties officeooo:rsid="0026a4db"/>
    </style:style>
    <style:style style:name="T6" style:family="text">
      <style:text-properties officeooo:rsid="002a0009"/>
    </style:style>
    <style:style style:name="T7" style:family="text">
      <style:text-properties officeooo:rsid="00355ea8"/>
    </style:style>
    <style:style style:name="T8" style:family="text">
      <style:text-properties fo:font-weight="normal" officeooo:rsid="003f35c3" style:font-weight-asian="normal" style:font-weight-complex="normal"/>
    </style:style>
    <style:style style:name="T9" style:family="text">
      <style:text-properties fo:font-weight="normal" officeooo:rsid="00411b29" style:font-weight-asian="normal" style:font-weight-complex="normal"/>
    </style:style>
    <style:style style:name="T10" style:family="text">
      <style:text-properties fo:font-weight="normal" officeooo:rsid="0042aa9f" style:font-weight-asian="normal" style:font-weight-complex="normal"/>
    </style:style>
    <style:style style:name="T11" style:family="text">
      <style:text-properties fo:font-weight="normal" officeooo:rsid="00433dd8" style:font-weight-asian="normal" style:font-weight-complex="normal"/>
    </style:style>
    <style:style style:name="T12" style:family="text">
      <style:text-properties officeooo:rsid="00380aec"/>
    </style:style>
    <style:style style:name="T13" style:family="text">
      <style:text-properties officeooo:rsid="003f35c3"/>
    </style:style>
    <style:style style:name="T14" style:family="text">
      <style:text-properties officeooo:rsid="00411b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ограммно-аппаратные средства Web</text:p>
      <text:p text:style-name="P5">(с) Сергей Синица 20<text:span text:style-name="T7">20</text:span></text:p>
      <text:p text:style-name="P1"/>
      <text:p text:style-name="Subtitle">ЗАДАНИЕ <text:span text:style-name="T14">5</text:span></text:p>
      <text:p text:style-name="P4"/>
      <text:p text:style-name="P4">Реализовать возможность входа с паролем и логином с использованием сессии для изменения отправленных данных в предыдущей задаче. <text:span text:style-name="T14">П</text:span>ароль и логин генерируются автоматически при первоначальной отправке формы <text:span text:style-name="T14">и отображаются пользователю при успешной отправке формы</text:span>. <text:span text:style-name="T14">В базе данных сохранять хеш пароля.</text:span></text:p>
      <text:p text:style-name="P4"/>
      <text:p text:style-name="P7">СДАЧА РАБОТЫ И ОЦЕНИВАНИЕ</text:p>
      <text:p text:style-name="P1"><text:span text:style-name="T7">В</text:span> Moodle на проверку отправляется ссылка на <text:span text:style-name="T7">веб-страницу c формой и ссылка на репозитарий GIT</text:span>. </text:p>
      <text:p text:style-name="P1"/>
      <text:p text:style-name="P1">Время выполнения задания до <text:span text:style-name="T12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</text:span><text:span text:style-name="T4">:</text:span></text:p>
      <text:p text:style-name="P2"><text:span text:style-name="T4">- </text:span><text:span text:style-name="T9">2 балла: генерация уникального логина и пароля и сохранение их в БД, отображение пользователю один раз при успешной отправке формы;</text:span></text:p>
      <text:p text:style-name="P3"><text:span text:style-name="T9">- 2 </text:span><text:span text:style-name="T10">балла: логин с ранее сгенерированным логином и паролем, старт сессии и отображение ранее сохраненных данных в форме;</text:span></text:p>
      <text:p text:style-name="P3"><text:span text:style-name="T9">- 2 </text:span><text:span text:style-name="T10">балла: возможность исправить и перезаписать в базе данных все поля под авторизованным пользователем;</text:span></text:p>
      <text:p text:style-name="P3"><text:span text:style-name="T9">- 2 </text:span><text:span text:style-name="T10">балла: корректная </text:span><text:span text:style-name="T11">валидация как при первоначальной обработке формы, так и при изменении ранее отправленных данных авторизованным пользователем, корректная </text:span><text:span text:style-name="T10">работа с </text:span><text:span text:style-name="T11">сохранением в </text:span><text:span text:style-name="T10">Cookies </text:span><text:span text:style-name="T11">ранее введенных в форму данных неавторизованным пользователем (не сломать предыдущую задачу!)</text:span><text:span text:style-name="T10">.</text:span></text:p>
      <text:p text:style-name="P8"/>
      <text:p text:style-name="P1"/>
      <text:p text:style-name="P1"><text:span text:style-name="T5">Допускается не полное выполнение задания. </text:span>Не допускается просрочка выполнения задания <text:span text:style-name="T6">(</text:span>просроченное задание оценивается в 0 баллов<text:span text:style-name="T6">)</text:span>. </text:p>
      <text:p text:style-name="P1"/>
      <text:p text:style-name="Subtitle">МЕТОДИЧЕСКИЕ УКАЗАНИЯ </text:p>
      <text:p text:style-name="P4">Ознакомьтесь с содержанием лекци<text:span text:style-name="T13">и</text:span> <text:span text:style-name="T14">7 и примерами в задании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2:04:57.973184192</dc:date>
    <meta:editing-duration>P1DT1H54M2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00" meta:character-count="1441" meta:non-whitespace-character-count="1252"/>
  </office:meta>
</office:document-meta>
</file>